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P1" style:family="paragraph" style:parent-style-name="Normal">
      <style:paragraph-properties fo:line-height="100%"/>
    </style:style>
    <style:style style:name="P2" style:family="paragraph" style:parent-style-name="Normal">
      <style:paragraph-properties fo:line-height="100%" style:text-autospace="none"/>
      <style:text-properties style:font-name="Times New Roman" style:font-name-complex="Times New Roman"/>
    </style:style>
    <style:style style:name="P3" style:family="paragraph" style:parent-style-name="Footer">
      <style:paragraph-properties fo:text-align="center" style:justify-single-word="false"/>
    </style:style>
    <style:style style:name="P4" style:family="paragraph" style:parent-style-name="Normal">
      <style:paragraph-properties fo:line-height="100%"/>
    </style:style>
    <style:style style:name="P5" style:family="paragraph" style:parent-style-name="Normal">
      <style:paragraph-properties fo:line-height="100%" style:text-autospace="none"/>
    </style:style>
    <style:style style:name="P6" style:family="paragraph" style:parent-style-name="Normal">
      <style:paragraph-properties fo:line-height="100%"/>
      <style:text-properties style:font-name="Times New Roman" style:font-name-complex="Times New Roman"/>
    </style:style>
    <style:style style:name="P7" style:family="paragraph" style:parent-style-name="Normal">
      <style:paragraph-properties fo:line-height="100%" style:text-autospace="none"/>
      <style:text-properties style:font-name="Times New Roman" style:font-name-complex="Times New Roman"/>
    </style:style>
    <style:style style:name="P8" style:family="paragraph" style:parent-style-name="Normal">
      <style:paragraph-properties fo:line-height="100%">
        <style:tab-stops>
          <style:tab-stop style:position="4.1862in"/>
        </style:tab-stops>
      </style:paragraph-properties>
      <style:text-properties style:font-name="Times New Roman" style:font-name-complex="Times New Roman" style:font-weight-complex="bold"/>
    </style:style>
    <style:style style:name="P9" style:family="paragraph" style:parent-style-name="Normal">
      <style:paragraph-properties fo:line-height="100%"/>
      <style:text-properties style:font-name="Times New Roman" fo:font-weight="bold" style:font-weight-asian="bold" style:font-name-complex="Times New Roman" style:font-weight-complex="bold"/>
    </style:style>
    <style:style style:name="P10" style:family="paragraph" style:parent-style-name="Normal">
      <style:paragraph-properties fo:line-height="100%" fo:text-align="center" style:justify-single-word="false"/>
      <style:text-properties style:font-name="Times New Roman" fo:font-size="14pt" fo:font-weight="bold" style:font-size-asian="14pt" style:font-weight-asian="bold" style:font-name-complex="Times New Roman" style:font-size-complex="14pt"/>
    </style:style>
    <style:style style:name="P11" style:family="paragraph" style:parent-style-name="Normal">
      <style:paragraph-properties fo:line-height="100%" fo:text-align="center" style:justify-single-word="false"/>
      <style:text-properties style:font-name="Times New Roman" fo:font-size="10pt" fo:font-style="italic" style:font-size-asian="10pt" style:font-style-asian="italic" style:font-name-complex="Times New Roman" style:font-size-complex="10pt" style:font-style-complex="italic" style:font-weight-complex="bold"/>
    </style:style>
    <style:style style:name="P12" style:family="paragraph" style:parent-style-name="Normal">
      <style:paragraph-properties fo:margin-left="0.5in" fo:margin-right="0in" fo:line-height="100%" fo:text-align="center" style:justify-single-word="false" fo:text-indent="0in" style:auto-text-indent="false" style:text-autospace="none">
        <style:tab-stops/>
      </style:paragraph-properties>
      <style:text-properties style:font-name="Times New Roman" fo:font-size="12pt" style:font-name-asian="SimSun" style:font-size-asian="12pt" style:font-name-complex="Times New Roman" style:font-size-complex="12pt"/>
    </style:style>
    <style:style style:name="P13" style:family="paragraph" style:parent-style-name="Table_20_Contents">
      <style:paragraph-properties fo:margin-top="0in" fo:margin-bottom="0in" fo:line-height="100%" fo:text-align="center" style:justify-single-word="false"/>
      <style:text-properties style:font-name="Times New Roman" fo:font-size="12pt" style:font-name-asian="SimSun" style:font-size-asian="12pt" style:font-name-complex="Times New Roman" style:font-size-complex="12pt"/>
    </style:style>
    <style:style style:name="P14" style:family="paragraph" style:parent-style-name="Normal">
      <style:paragraph-properties fo:line-height="100%" fo:break-before="page" style:text-autospace="none"/>
      <style:text-properties style:font-name="Times New Roman" style:font-name-complex="Times New Roman"/>
    </style:style>
    <style:style style:name="P15" style:family="paragraph" style:parent-style-name="Normal">
      <style:paragraph-properties fo:line-height="100%" fo:text-align="center" style:justify-single-word="false"/>
      <style:text-properties style:font-name="Times New Roman" fo:font-size="14pt" fo:font-weight="bold" style:font-size-asian="14pt" style:font-weight-asian="bold" style:font-name-complex="Times New Roman" style:font-size-complex="14pt"/>
    </style:style>
    <style:style style:name="P16" style:family="paragraph" style:parent-style-name="Normal">
      <style:paragraph-properties fo:line-height="100%" style:text-autospace="none"/>
      <style:text-properties style:font-name="Times New Roman" style:font-name-complex="Times New Roman"/>
    </style:style>
    <style:style style:name="P17" style:family="paragraph" style:parent-style-name="Normal">
      <style:paragraph-properties fo:line-height="100%"/>
    </style:style>
    <style:style style:name="P18" style:family="paragraph" style:parent-style-name="Normal">
      <style:paragraph-properties fo:line-height="100%" style:text-autospace="none"/>
    </style:style>
    <style:style style:name="P19" style:family="paragraph" style:parent-style-name="Normal" style:master-page-name="MP0">
      <style:paragraph-properties fo:line-height="100%" fo:text-align="center" style:justify-single-word="false" style:page-number="auto" fo:break-before="page"/>
      <style:text-properties style:font-name="Times New Roman" fo:font-size="14pt" fo:font-weight="bold" style:font-size-asian="14pt" style:font-weight-asian="bold" style:font-name-complex="Times New Roman" style:font-size-complex="14pt"/>
    </style:style>
    <style:style style:name="T1" style:family="text">
      <style:text-properties style:font-name="Times New Roman" fo:font-weight="bold" style:font-weight-asian="bold" style:font-name-complex="Times New Roman" style:font-weight-complex="bold"/>
    </style:style>
    <style:style style:name="T2" style:family="text">
      <style:text-properties style:font-name="Times New Roman" fo:font-size="10pt" style:font-size-asian="10pt" style:font-name-complex="Times New Roman" style:font-size-complex="10pt" style:font-weight-complex="bold"/>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size="10pt" fo:font-style="italic" style:font-size-asian="10pt" style:font-style-asian="italic" style:font-name-complex="Times New Roman" style:font-size-complex="10pt" style:font-weight-complex="bold"/>
    </style:style>
    <style:style style:name="T5" style:family="text">
      <style:text-properties style:font-name="Times New Roman" style:font-name-complex="Times New Roman"/>
    </style:style>
    <style:style style:name="T6" style:family="text">
      <style:text-properties style:font-name="Times New Roman" fo:font-size="10pt" fo:font-weight="bold" style:font-size-asian="10pt" style:font-weight-asian="bold" style:font-name-complex="Times New Roman" style:font-size-complex="10pt" style:font-style-complex="italic" style:font-weight-complex="bold"/>
    </style:style>
    <style:style style:name="T7" style:family="text">
      <style:text-properties style:font-name="Times New Roman" fo:font-size="10pt" style:font-size-asian="10pt" style:font-name-complex="Times New Roman" style:font-size-complex="10pt" style:font-style-complex="italic" style:font-weight-complex="bold"/>
    </style:style>
    <style:style style:name="T8" style:family="text">
      <style:text-properties style:font-name="Times New Roman" fo:font-size="10pt" fo:font-style="italic" style:font-size-asian="10pt" style:font-style-asian="italic" style:font-name-complex="Times New Roman" style:font-size-complex="10pt" style:font-style-complex="italic" style:font-weight-complex="bold"/>
    </style:style>
    <style:style style:name="T9" style:family="text"/>
    <style:style style:name="T10" style:family="text">
      <style:text-properties style:font-name="Times New Roman" fo:font-weight="bold" style:font-weight-asian="bold" style:font-name-complex="Times New Roman"/>
    </style:style>
    <style:style style:name="T11" style:family="text">
      <style:text-properties style:font-name="Times New Roman" fo:font-weight="bold" style:font-weight-asian="bold" style:font-name-complex="Times New Roman" style:font-weight-complex="bold"/>
    </style:style>
    <style:style style:name="T12" style:family="text">
      <style:text-properties style:font-name="Times New Roman" fo:font-weight="bold" style:font-weight-asian="bold" style:font-name-complex="Times New Roman" style:font-style-complex="italic" style:font-weight-complex="bold"/>
    </style:style>
    <style:style style:name="T13" style:family="text">
      <style:text-properties style:font-name="Times New Roman" fo:font-size="10pt" style:font-size-asian="10pt" style:font-name-complex="Times New Roman" style:font-size-complex="10pt" style:font-weight-complex="bold"/>
    </style:style>
    <style:style style:name="T14" style:family="text">
      <style:text-properties style:font-name="Times New Roman" fo:font-size="10pt" style:font-size-asian="10pt" style:font-name-complex="Times New Roman" style:font-size-complex="10pt" style:font-style-complex="italic" style:font-weight-complex="bold"/>
    </style:style>
    <style:style style:name="T15" style:family="text">
      <style:text-properties style:font-name="Times New Roman" fo:font-size="10pt" fo:font-style="italic" style:font-size-asian="10pt" style:font-style-asian="italic" style:font-name-complex="Times New Roman" style:font-size-complex="10pt" style:font-weight-complex="bold"/>
    </style:style>
    <style:style style:name="T16" style:family="text">
      <style:text-properties style:font-name="Times New Roman" fo:font-size="10pt" fo:font-style="italic" style:font-size-asian="10pt" style:font-style-asian="italic" style:font-name-complex="Times New Roman" style:font-size-complex="10pt" style:font-style-complex="italic" style:font-weight-complex="bold"/>
    </style:style>
    <style:style style:name="T17" style:family="text">
      <style:text-properties style:font-name="Times New Roman" fo:font-size="10pt" fo:font-weight="bold" style:font-size-asian="10pt" style:font-weight-asian="bold" style:font-name-complex="Times New Roman" style:font-size-complex="10pt" style:font-style-complex="italic" style:font-weight-complex="bold"/>
    </style:style>
    <style:style style:name="T18" style:family="text">
      <style:text-properties style:font-name="Times New Roman" fo:font-size="10pt" fo:font-weight="bold" style:font-size-asian="10pt" style:font-weight-asian="bold" style:font-name-complex="Times New Roman" style:font-size-complex="10pt" style:font-weight-complex="bold"/>
    </style:style>
    <style:style style:name="T19" style:family="text">
      <style:text-properties style:font-name="Times New Roman" style:font-name-complex="Times New Roman"/>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text-position="super 67%" style:font-name="Times New Roman" style:font-name-complex="Times New Roman"/>
    </style:style>
    <style:style style:name="T23" style:family="text">
      <style:text-properties fo:font-style="normal" style:font-style-asian="normal" style:font-style-complex="normal"/>
    </style:style>
    <style:style style:name="T24" style:family="text">
      <style:text-properties fo:color="#000000" style:text-underline-style="none"/>
    </style:style>
  </office:automatic-styles>
  <office:body>
    <office:text text:use-soft-page-breaks="true">
      <office:forms form:automatic-focus="false" form:apply-design-mode="false"/>
      <text:tracked-changes>
        <text:changed-region xml:id="ct32614624" text:id="ct32614624">
          <text:insertion>
            <office:change-info>
              <dc:creator>Unknown Author</dc:creator>
              <dc:date>2014-10-31T12:30:00</dc:date>
            </office:change-info>
          </text:insertion>
        </text:changed-region>
        <text:changed-region xml:id="ct28416272" text:id="ct28416272">
          <text:deletion>
            <office:change-info>
              <dc:creator>Unknown Author</dc:creator>
              <dc:date>2014-10-31T11:48:00</dc:date>
            </office:change-info>
            <text:p text:style-name="P1"><text:span text:style-name="Default_20_Paragraph_20_Font"><text:span text:style-name="T1"><text:s/></text:span></text:span></text:p>
            <text:p text:style-name="P1"><text:span text:style-name="Default_20_Paragraph_20_Font"><text:span text:style-name="T2">Clearly identify the submitter, and, if desired, provide a means for others to contact the submitter or an authorized representative of the submitter by email and/or telephone. <text:s/>(Parties should keep in mind that any private, confidential, or personally identifiable information appearing in this petition will be accessible to the public.)</text:span></text:span></text:p>
          </text:deletion>
        </text:changed-region>
        <text:changed-region xml:id="ct28420128" text:id="ct28420128">
          <text:insertion>
            <office:change-info>
              <dc:creator>Unknown Author</dc:creator>
              <dc:date>2014-10-31T12:05:00</dc:date>
            </office:change-info>
          </text:insertion>
        </text:changed-region>
        <text:changed-region xml:id="ct28450816" text:id="ct28450816">
          <text:insertion>
            <office:change-info>
              <dc:creator>Unknown Author</dc:creator>
              <dc:date>2014-10-31T12:13:00</dc:date>
            </office:change-info>
          </text:insertion>
        </text:changed-region>
        <text:changed-region xml:id="ct28454704" text:id="ct28454704">
          <text:deletion>
            <office:change-info>
              <dc:creator>Unknown Author</dc:creator>
              <dc:date>2014-10-31T12:00:00</dc:date>
            </office:change-info>
            <text:p text:style-name="P1"><text:span text:style-name="Default_20_Paragraph_20_Font"><text:span text:style-name="T3"/></text:span></text:p>
            <text:p text:style-name="P1"><text:span text:style-name="Default_20_Paragraph_20_Font"><text:span text:style-name="T2">Provide a brief statement describing the proposed exemption (ideally in one to three sentences), explaining the type of copyrighted work involved, the technological protection measure (“TPM”) (or access control) sought to be circumvented, and any limitations or conditions that would apply (</text:span></text:span><text:span text:style-name="Default_20_Paragraph_20_Font"><text:span text:style-name="T4">e.g.</text:span></text:span><text:span text:style-name="Default_20_Paragraph_20_Font"><text:span text:style-name="T2">, a limitation to certain types of users or a requirement that the circumvention be for a certain purpose). <text:s/></text:span></text:span><text:span text:style-name="Default_20_Paragraph_20_Font"><text:span text:style-name="T5"><text:tab/></text:span></text:span></text:p>
          </text:deletion>
        </text:changed-region>
        <text:changed-region xml:id="ct28457184" text:id="ct28457184">
          <text:insertion>
            <office:change-info>
              <dc:creator>Unknown Author</dc:creator>
              <dc:date>2014-10-31T12:00:00</dc:date>
            </office:change-info>
          </text:insertion>
        </text:changed-region>
        <text:changed-region xml:id="ct28449952" text:id="ct28449952">
          <text:deletion>
            <office:change-info>
              <dc:creator>Unknown Author</dc:creator>
              <dc:date>2014-10-31T12:00:00</dc:date>
            </office:change-info>
            <text:p text:style-name="P1"><text:span text:style-name="Default_20_Paragraph_20_Font"><text:span text:style-name="T6"/></text:span></text:p>
            <text:p text:style-name="P1"><text:span text:style-name="Default_20_Paragraph_20_Font"><text:span text:style-name="T7">Identify the specific class, or category, of copyrighted works that the proponent wishes to access through circumvention. </text:span></text:span><text:span text:style-name="Default_20_Paragraph_20_Font"><text:span text:style-name="T2">The works should reference a category of work referred to in section 102 of title 17 (</text:span></text:span><text:span text:style-name="Default_20_Paragraph_20_Font"><text:span text:style-name="T8">e.g.</text:span></text:span><text:span text:style-name="Default_20_Paragraph_20_Font"><text:span text:style-name="T2">, literary works, audiovisual works, etc.). <text:s/>Unless the submitter seeks an exemption for the entire category in section 102, the description of works should be further refined to identify the particular subset of work to be subject to the exemption (e.g., e-books, computer programs, motion pictures) and, if applicable, by reference to the medium or device on which the works reside (</text:span></text:span><text:span text:style-name="Default_20_Paragraph_20_Font"><text:span text:style-name="T8">e.g.</text:span></text:span><text:span text:style-name="Default_20_Paragraph_20_Font"><text:span text:style-name="T2">, motion pictures distributed on DVD). <text:s text:c="2"/></text:span></text:span></text:p>
          </text:deletion>
        </text:changed-region>
        <text:changed-region xml:id="ct28457632" text:id="ct28457632">
          <text:insertion>
            <office:change-info>
              <dc:creator>Unknown Author</dc:creator>
              <dc:date>2014-10-31T12:00:00</dc:date>
            </office:change-info>
          </text:insertion>
        </text:changed-region>
        <text:changed-region xml:id="ct28450592" text:id="ct28450592">
          <text:deletion>
            <office:change-info>
              <dc:creator>Unknown Author</dc:creator>
              <dc:date>2014-10-31T12:00:00</dc:date>
            </office:change-info>
            <text:p text:style-name="P1"><text:span text:style-name="T1"><text:s/></text:span></text:p>
            <text:p text:style-name="P1"><text:span text:style-name="Default_20_Paragraph_20_Font"><text:span text:style-name="T2">Describe the TPM that controls access to the work. <text:s/>The petition does not need to describe the specific technical details of the access control measure, but should provide sufficient information to allow the Office to understand the basic nature of the technological measure and why it prevents open access to the work (</text:span></text:span><text:span text:style-name="Default_20_Paragraph_20_Font"><text:span text:style-name="T8">e.g.</text:span></text:span><text:span text:style-name="Default_20_Paragraph_20_Font"><text:span text:style-name="T2">, the encryption of motion pictures on DVD using the Content Scramble System or the cryptographic authentication protocol on a garage door opener). </text:span></text:span></text:p>
          </text:deletion>
        </text:changed-region>
        <text:changed-region xml:id="ct28435680" text:id="ct28435680">
          <text:insertion>
            <office:change-info>
              <dc:creator>Unknown Author</dc:creator>
              <dc:date>2014-10-31T12:00:00</dc:date>
            </office:change-info>
          </text:insertion>
        </text:changed-region>
        <text:changed-region xml:id="ct28452784" text:id="ct28452784">
          <text:insertion>
            <office:change-info>
              <dc:creator>Unknown Author</dc:creator>
              <dc:date>2014-10-31T12:00:00</dc:date>
            </office:change-info>
          </text:insertion>
        </text:changed-region>
        <text:changed-region xml:id="ct28452976" text:id="ct28452976">
          <text:deletion>
            <office:change-info>
              <dc:creator>Unknown Author</dc:creator>
              <dc:date>2014-10-31T12:00:00</dc:date>
            </office:change-info>
            <text:p text:style-name="P2"><text:span text:style-name="Default_20_Paragraph_20_Font">access controls </text:span></text:p>
          </text:deletion>
        </text:changed-region>
        <text:changed-region xml:id="ct28456912" text:id="ct28456912">
          <text:insertion>
            <office:change-info>
              <dc:creator>Unknown Author</dc:creator>
              <dc:date>2014-10-31T12:08:00</dc:date>
            </office:change-info>
          </text:insertion>
        </text:changed-region>
        <text:changed-region xml:id="ct28457824" text:id="ct28457824">
          <text:deletion>
            <office:change-info>
              <dc:creator>Unknown Author</dc:creator>
              <dc:date>2014-10-31T12:00:00</dc:date>
            </office:change-info>
            <text:p text:style-name="P1"><text:span text:style-name="Default_20_Paragraph_20_Font"><text:span text:style-name="T1">. </text:span></text:span></text:p>
            <text:p text:style-name="P1"><text:span text:style-name="Default_20_Paragraph_20_Font"><text:span text:style-name="T7">Identify the specific noninfringing uses of copyrighted works sought to be facilitated by circumvention (</text:span></text:span><text:span text:style-name="Default_20_Paragraph_20_Font"><text:span text:style-name="T8">e.g.</text:span></text:span><text:span text:style-name="Default_20_Paragraph_20_Font"><text:span text:style-name="T7">, enabling accessibility for disabled users, copying a lawfully owned computer program for archival purposes, etc.), and the legal (statutory or doctrinal) basis or bases that support the view that the uses are or are likely noninfringing (</text:span></text:span><text:span text:style-name="Default_20_Paragraph_20_Font"><text:span text:style-name="T8">e.g.</text:span></text:span><text:span text:style-name="Default_20_Paragraph_20_Font"><text:span text:style-name="T7">, because it is a fair use under section 107, it is a permissible use under section 117). <text:s/>Include a brief explanation of how, and by whom, the works will be used. </text:span></text:span></text:p>
          </text:deletion>
        </text:changed-region>
        <text:changed-region xml:id="ct28460416" text:id="ct28460416">
          <text:insertion>
            <office:change-info>
              <dc:creator>Unknown Author</dc:creator>
              <dc:date>2014-10-31T12:00:00</dc:date>
            </office:change-info>
          </text:insertion>
        </text:changed-region>
        <text:changed-region xml:id="ct28479440" text:id="ct28479440">
          <text:deletion>
            <office:change-info>
              <dc:creator>Unknown Author</dc:creator>
              <dc:date>2014-10-31T12:01:00</dc:date>
            </office:change-info>
            <text:p text:style-name="P1"><text:span text:style-name="T1">. </text:span></text:p>
            <text:p text:style-name="P1"><text:span text:style-name="Default_20_Paragraph_20_Font"><text:span text:style-name="T2">Explain how the inability to circumvent the TPM has or is likely to have adverse effects on the proposed noninfringing uses (</text:span></text:span><text:span text:style-name="Default_20_Paragraph_20_Font"><text:span text:style-name="T4">e.g.</text:span></text:span><text:span text:style-name="Default_20_Paragraph_20_Font"><text:span text:style-name="T2">, the TPM limits wireless connection to the network of the mobile carrier from which the cellphone was originally purchased or prevents an electronic book from being accessed by screen reading software for the blind). <text:s/>The description should include a brief explanation of the negative impact on uses of copyrighted works. The adverse effects can be current, or may be adverse effects that are likely to occur during the next three years, or both. <text:s/>While the petition must clearly and specifically identify the adverse effects of the TPM, it need not provide a full evidentiary basis for that claim. <text:s/></text:span></text:span></text:p>
          </text:deletion>
        </text:changed-region>
        <text:changed-region xml:id="ct28516240" text:id="ct28516240">
          <text:insertion>
            <office:change-info>
              <dc:creator>Unknown Author</dc:creator>
              <dc:date>2014-10-31T12:01:00</dc:date>
            </office:change-info>
          </text:insertion>
        </text:changed-region>
        <text:changed-region xml:id="ct28515776" text:id="ct28515776">
          <text:insertion>
            <office:change-info>
              <dc:creator>Unknown Author</dc:creator>
              <dc:date>2014-10-31T12:03:00</dc:date>
            </office:change-info>
          </text:insertion>
        </text:changed-region>
        <text:changed-region xml:id="ct28517264" text:id="ct28517264">
          <text:deletion>
            <office:change-info>
              <dc:creator>Unknown Author</dc:creator>
              <dc:date>2014-10-31T12:03:00</dc:date>
            </office:change-info>
            <text:p text:style-name="P2"><text:s/>that</text:p>
          </text:deletion>
        </text:changed-region>
        <text:changed-region xml:id="ct28518496" text:id="ct28518496">
          <text:deletion>
            <office:change-info>
              <dc:creator>Unknown Author</dc:creator>
              <dc:date>2014-10-31T12:04:00</dc:date>
            </office:change-info>
            <text:p text:style-name="P2">y</text:p>
          </text:deletion>
        </text:changed-region>
        <text:changed-region xml:id="ct28517920" text:id="ct28517920">
          <text:insertion>
            <office:change-info>
              <dc:creator>Unknown Author</dc:creator>
              <dc:date>2014-10-31T12:04:00</dc:date>
            </office:change-info>
          </text:insertion>
        </text:changed-region>
        <text:changed-region xml:id="ct28518112" text:id="ct28518112">
          <text:deletion>
            <office:change-info>
              <dc:creator>Unknown Author</dc:creator>
              <dc:date>2014-10-31T12:04:00</dc:date>
            </office:change-info>
            <text:p text:style-name="P2">restrict</text:p>
          </text:deletion>
        </text:changed-region>
        <text:changed-region xml:id="ct28518304" text:id="ct28518304">
          <text:insertion>
            <office:change-info>
              <dc:creator>Unknown Author</dc:creator>
              <dc:date>2014-10-31T12:04:00</dc:date>
            </office:change-info>
          </text:insertion>
        </text:changed-region>
        <text:changed-region xml:id="ct33032416" text:id="ct33032416">
          <text:insertion>
            <office:change-info>
              <dc:creator>Unknown Author</dc:creator>
              <dc:date>2014-10-31T12:31:00</dc:date>
            </office:change-info>
          </text:insertion>
        </text:changed-region>
        <text:changed-region xml:id="ct37224816" text:id="ct37224816">
          <text:insertion>
            <office:change-info>
              <dc:creator>Unknown Author</dc:creator>
              <dc:date>2014-10-31T1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change-start text:change-id="ct32614624"/></text:p>
      <text:p text:style-name="P10"><text:change-end text:change-id="ct32614624"/>Before the U.S. Copyright Office, Library of Congress<text:line-break/></text:p>
      <text:p text:style-name="P10">Petition for Proposed Exemption Under 17 U.S.C. § 1201</text:p>
      <text:p text:style-name="P11"/>
      <text:p text:style-name="P8"><text:tab/></text:p>
      <text:p text:style-name="P1"><text:span text:style-name="Default_20_Paragraph_20_Font"><text:span text:style-name="T3">Item 1.<text:tab/><text:tab/></text:span></text:span><text:span text:style-name="Default_20_Paragraph_20_Font"><text:span text:style-name="T1">Submitter and Contact Information</text:span></text:span><text:change text:change-id="ct28416272"/><text:change-start text:change-id="ct28420128"/><text:span text:style-name="Default_20_Paragraph_20_Font"><text:span text:style-name="T18"><text:line-break/></text:span></text:span><text:change-end text:change-id="ct28420128"/></text:p>
      <text:p text:style-name="P5"><text:span text:style-name="Default_20_Paragraph_20_Font"><text:span text:style-name="T5">The Petition submitter is Software Freedom Conservancy (“Conservancy”), a not-for-profit organization that helps promote, improve, develop, and defend Free, Libre, and Open Source Software (FLOSS)—software developed by volunteer communities and licensed for the benefit of everyone. Conservancy </text:span></text:span>is the nonprofit home <text:s/>for dozens of FLOSS projects <text:s/>representing well over a thousand volunteer contributors. Our communities maintain some of the most fundamental utilities in computing today, and introduce innovations that will shape how software will be created in the future.</text:p>
      <text:p text:style-name="P2"/>
      <text:p text:style-name="P2">Conservancy may be contacted through their authorized representatives at Tor Ekeland, P.C., 195 Plymouth Street, Brooklyn, New York 11201: </text:p>
      <text:p text:style-name="P2"/>
      <table:table table:name="Table1" table:style-name="Table1">
        <table:table-column table:style-name="Table1.A"/>
        <table:table-column table:style-name="Table1.B"/>
        <table:table-row>
          <table:table-cell table:style-name="Table1.A1" office:value-type="string">
            <text:p text:style-name="P12"><text:span text:style-name="Default_20_Paragraph_20_Font">Aaron Williamson</text:span></text:p>
            <text:p text:style-name="P12"><text:span text:style-name="Default_20_Paragraph_20_Font">(718) 285-9349</text:span></text:p>
            <text:p text:style-name="P12"><text:span text:style-name="Default_20_Paragraph_20_Font">aaron@torekeland.com</text:span></text:p>
          </table:table-cell>
          <table:table-cell table:style-name="Table1.A1" office:value-type="string">
            <text:p text:style-name="P13">Frederic Jennings</text:p>
            <text:p text:style-name="P13">(718) 514-2075</text:p>
            <text:p text:style-name="P13">fred@torekeland.com</text:p>
          </table:table-cell>
        </table:table-row>
      </table:table>
      <text:p text:style-name="P2"/>
      <text:p text:style-name="P1"><text:span text:style-name="T3">Item 2. <text:tab/></text:span><text:change-start text:change-id="ct28450816"/><text:span text:style-name="T3"><text:tab/></text:span><text:change-end text:change-id="ct28450816"/><text:span text:style-name="T3">Brief Overview of Proposed Exemption</text:span><text:change text:change-id="ct28454704"/><text:change-start text:change-id="ct28457184"/><text:span text:style-name="Default_20_Paragraph_20_Font"><text:span text:style-name="T5"><text:line-break/></text:span></text:span><text:change-end text:change-id="ct28457184"/></text:p>
      <text:p text:style-name="P5"><text:span text:style-name="Default_20_Paragraph_20_Font"><text:span text:style-name="T5">The proposed exemption would permit owners of computer-embedded televisions (“Smart TVs”) to circumvent firmware encryption and administrative access controls that control access to the TVs' operating systems, for the purpose of accessing lawfully-acquired media, installing licensed applications, and enabling interoperability with external devices.</text:span></text:span></text:p>
      <text:p text:style-name="P2"/>
      <text:p text:style-name="P1"><text:span text:style-name="Default_20_Paragraph_20_Font"><text:span text:style-name="T12">Item 3.<text:tab/><text:tab/>Copyrighted Works Sought to be Accessed</text:span></text:span><text:change text:change-id="ct28449952"/><text:change-start text:change-id="ct28457632"/><text:span text:style-name="Default_20_Paragraph_20_Font"><text:span text:style-name="T2"><text:line-break/></text:span></text:span><text:change-end text:change-id="ct28457632"/></text:p>
      <text:p text:style-name="P6">The proposed exemption would enable access to Smart TV operating system software. The operating system is a computer program protected by copyright as a “literary work” under 17 U.S.C. § 102.</text:p>
      <text:p text:style-name="P9"/>
      <text:p text:style-name="P1"><text:span text:style-name="T1">Item 4.<text:tab/><text:tab/>Technological Protection Measure</text:span><text:change text:change-id="ct28450592"/><text:change-start text:change-id="ct28435680"/><text:span text:style-name="Default_20_Paragraph_20_Font"><text:span text:style-name="T2"><text:line-break/></text:span></text:span><text:change-end text:change-id="ct28435680"/></text:p>
      <text:p text:style-name="P2"><text:span text:style-name="Default_20_Paragraph_20_Font">The </text:span><text:change-start text:change-id="ct28452784"/><text:span text:style-name="Default_20_Paragraph_20_Font">technological protection measures (TPMs) </text:span><text:change-end text:change-id="ct28452784"/><text:change text:change-id="ct28452976"/><text:span text:style-name="Default_20_Paragraph_20_Font">consist of firmware encryption schemes that prevent the installation of modified firmware files, as well as administrative access controls (such as developer passwords) that prevent the installation of user-supplied applications.</text:span></text:p>
      <text:p text:style-name="P2"><text:change-start text:change-id="ct28456912"/></text:p>
      <text:p text:style-name="P14"><text:change-end text:change-id="ct28456912"/></text:p>
      <text:p text:style-name="P1"><text:span text:style-name="Default_20_Paragraph_20_Font"><text:span text:style-name="T1">Item 5.<text:tab/><text:tab/>Noninfringing Uses</text:span></text:span><text:change text:change-id="ct28457824"/><text:change-start text:change-id="ct28460416"/><text:span text:style-name="Default_20_Paragraph_20_Font"><text:span text:style-name="T7"><text:line-break/></text:span></text:span><text:change-end text:change-id="ct28460416"/></text:p>
      <text:p text:style-name="P1"><text:span text:style-name="Default_20_Paragraph_20_Font"><text:span text:style-name="T5">Circumventing the TPMs that control access to Smart TV operating systems will enable TV owners to make several new, lawful uses of the operating system, including: installing user-supplied applications, enabling the operating system to interoperate with local networks and external peripherals, accessing media stored on external storage devices, and improving the TV’s accessibility features (e.g. for hearing-impaired viewers).</text:span></text:span><text:span text:style-name="Footnote_20_Reference"><text:span text:style-name="T5"><text:note text:id="ftn1" text:note-class="footnote"><text:note-citation>1</text:note-citation><text:note-body><text:p text:style-name="Footnote_20_Text"><text:s/><text:span text:style-name="T21">See, e.g., </text:span>the SamyGo project, which provides instructions and applications for enhancing the functionality of Samsung SmartTVs, and provides FLOSS applications for all of these uses and more. See Samygo TV Wiki, Content Library Applications List, online at <text:span text:style-name="Hyperlink"><text:span text:style-name="T24">http://wiki.samygo.tv/index.php5/Co</text:span></text:span><text:bookmark-start text:name="_Hlt402194012"/><text:bookmark-start text:name="_Hlt402194011"/><text:span text:style-name="Hyperlink"><text:span text:style-name="T24">n</text:span></text:span><text:bookmark-end text:name="_Hlt402194012"/><text:bookmark-end text:name="_Hlt402194011"/><text:span text:style-name="Hyperlink"><text:span text:style-name="T24">tent_Library_applications_list</text:span></text:span>.</text:p></text:note-body></text:note></text:span></text:span></text:p>
      <text:p text:style-name="P6"/>
      <text:p text:style-name="P1"><text:span text:style-name="Default_20_Paragraph_20_Font"><text:span text:style-name="T5">In most cases, these uses are non-infringing because they are licensed by the developers of the Smart TV operating system. The flagship Smart TVs of the top manufacturers</text:span></text:span><text:span text:style-name="Footnote_20_Reference"><text:span text:style-name="T5"><text:note text:id="ftn2" text:note-class="footnote"><text:note-citation>2</text:note-citation><text:note-body><text:p text:style-name="Footnote_20_Text"><text:s/><text:span text:style-name="T21">See</text:span> Best TV brands, ConsumerReports.com, Dec. 2013, online at http://www.consumerreports.org/cro/2013/03/find-the-best-plasma-and-lcd-tvs/index.htm.</text:p></text:note-body></text:note></text:span></text:span><text:span text:style-name="Default_20_Paragraph_20_Font"><text:span text:style-name="T5">—Samsung,</text:span></text:span><text:span text:style-name="Footnote_20_Reference"><text:span text:style-name="T5"><text:note text:id="ftn3" text:note-class="footnote"><text:note-citation>3</text:note-citation><text:note-body><text:p text:style-name="Footnote_20_Text"><text:s/>Samsung distributes the source code for its TVs’ FLOSS components online at http://opensource.samsung.com/reception/receptionSub.do?method=sub&amp;sub=T&amp;menu_item=tv_n_video&amp;classification1=tv.</text:p></text:note-body></text:note></text:span></text:span><text:span text:style-name="Default_20_Paragraph_20_Font"><text:span text:style-name="T5"> Sony,</text:span></text:span><text:span text:style-name="Footnote_20_Reference"><text:span text:style-name="T5"><text:note text:id="ftn4" text:note-class="footnote"><text:note-citation>4</text:note-citation><text:note-body><text:p text:style-name="Footnote_20_Text"><text:s/>Sony distributes the source code for its TVs’ FLOSS components online at https://products.sel.sony.com/opensource/source_tv.shtml.</text:p></text:note-body></text:note></text:span></text:span><text:span text:style-name="Default_20_Paragraph_20_Font"><text:span text:style-name="T5"> and LG</text:span></text:span><text:span text:style-name="Footnote_20_Reference"><text:span text:style-name="T5"><text:note text:id="ftn5" text:note-class="footnote"><text:note-citation>5</text:note-citation><text:note-body><text:p text:style-name="Footnote_20_Text"><text:s/>LG distributes the source code for its TVs’ FLOSS components online at https://www.lg.com/global/support/opensource/opensourceList?superOsCategoryId=CAT00000005&amp;osCategoryId=.</text:p></text:note-body></text:note></text:span></text:span><text:span text:style-name="Default_20_Paragraph_20_Font"><text:span text:style-name="T5">—all run operating systems based on Linux, a FLOSS operating system kernel developed in part by Conservancy members. Many also contain BusyBox, a collection of FLOSS operating system tools produced by a Conservancy member project. </text:span></text:span></text:p>
      <text:p text:style-name="P1"><text:span text:style-name="Default_20_Paragraph_20_Font"><text:span text:style-name="T5"/></text:span></text:p>
      <text:p text:style-name="P1"><text:span text:style-name="Default_20_Paragraph_20_Font"><text:span text:style-name="T5">Linux and BusyBox, and often other components of Smart TV operating systems, are licensed by their developers under the GNU General Public License (the “GPL”), a FLOSS license that permits recipients of the software to obtain the software’s source code and to copy, modify, and redistribute the software without fee (and requires distributors of the software to extend these rights to recipients).</text:span></text:span><text:span text:style-name="Footnote_20_Reference"><text:span text:style-name="T5"><text:note text:id="ftn6" text:note-class="footnote"><text:note-citation>6</text:note-citation><text:note-body><text:p text:style-name="Footnote_20_Text"><text:s/><text:span text:style-name="T21">See</text:span> GNU General Public License, version 2, online at https://www.gnu.org/licenses/gpl-2.0.html.</text:p></text:note-body></text:note></text:span></text:span><text:span text:style-name="Default_20_Paragraph_20_Font"><text:span text:style-name="T5"> The GPL’s terms permit television manufacturers to use GPL-licensed software in their Smart TVs, but they also ensure that consumers who purchase TVs containing that software have the right to modify it and to run it without restriction.</text:span></text:span><text:span text:style-name="Footnote_20_Reference"><text:span text:style-name="T5"><text:note text:id="ftn7" text:note-class="footnote"><text:note-citation>7</text:note-citation><text:note-body><text:p text:style-name="Footnote_20_Text"><text:s/><text:span text:style-name="T21">See</text:span> <text:span text:style-name="T21">Id.</text:span> at Section 0 (“The act of running the Program is not restricted.”).</text:p></text:note-body></text:note></text:span></text:span></text:p>
      <text:p text:style-name="P6"/>
      <text:p text:style-name="P1"><text:span text:style-name="Default_20_Paragraph_20_Font"><text:span text:style-name="T5">While Smart TV firmwares typically contain the manufacturer's proprietary software in addition to the FLOSS operating system, the uses listed above typically require access only to the latter. For example, on some Smart TV models, once the owner has circumvented the firmware encryption, they can enable the TV to connect to other devices on their local network simply by </text:span></text:span><text:soft-page-break/><text:span text:style-name="Default_20_Paragraph_20_Font"><text:span text:style-name="T5">causing the FLOSS operating system to run a FLOSS application (a telnet server) when it starts up.</text:span></text:span><text:span text:style-name="Default_20_Paragraph_20_Font"><text:span text:style-name="T5"><text:note text:id="ftn8" text:note-class="footnote"><text:note-citation>8</text:note-citation><text:note-body><text:p text:style-name="Footnote_20_Text"><text:s/><text:span text:style-name="T21">See</text:span> SamyGO TV Wki, How to enable Telnet on Samsung TVs, online at http://wiki.samygo.tv/index.php5/How_to_enable_Telnet_on_samsung_TV%27s.</text:p></text:note-body></text:note></text:span></text:span></text:p>
      <text:p text:style-name="P1"><text:span text:style-name="Default_20_Paragraph_20_Font"><text:span text:style-name="T5"/></text:span></text:p>
      <text:p text:style-name="P1"><text:span text:style-name="Default_20_Paragraph_20_Font"><text:span text:style-name="T5">Even in cases where these uses described above require accessing a proprietary vendor application, they are non-infringing. Courts have held that copying operating system software to enable access to the hardware it runs, or to unprotected features of the operating system, is fair use.</text:span></text:span><text:span text:style-name="Footnote_20_Reference"><text:span text:style-name="T5"><text:note text:id="ftn9" text:note-class="footnote"><text:note-citation>9</text:note-citation><text:note-body><text:p text:style-name="Footnote_20_Text"><text:s/><text:span text:style-name="Default_20_Paragraph_20_Font"><text:span text:style-name="T20">See, e.g.,</text:span></text:span> <text:span text:style-name="Default_20_Paragraph_20_Font"><text:span text:style-name="T20">Sega Enterprises Ltd. v. Accolade, Inc.</text:span></text:span>, 977 F.2d 1510, 1523 (9th Cir. 1992) and <text:span text:style-name="Default_20_Paragraph_20_Font"><text:span text:style-name="T20">Sony Computer Entm't, Inc. v. Connectix Corp.</text:span></text:span>, 203 F.3d 596, 603 (9th Cir. 2000).</text:p></text:note-body></text:note></text:span></text:span><text:span text:style-name="Default_20_Paragraph_20_Font"><text:span text:style-name="T5"> In particular, the 9</text:span></text:span><text:span text:style-name="Default_20_Paragraph_20_Font"><text:span text:style-name="T22">th</text:span></text:span><text:span text:style-name="Default_20_Paragraph_20_Font"><text:span text:style-name="T5"> Circuit found that “the copying of works in order to make independent creative expression possible,” such as the development of new applications for the game console in that case (or the Smart TVs here), promotes rather than discourages the kind of expression protected by copyright law and weighs in favor of a finding of fair use.</text:span></text:span><text:span text:style-name="Default_20_Paragraph_20_Font"><text:span text:style-name="T5"><text:note text:id="ftn10" text:note-class="footnote"><text:note-citation>10</text:note-citation><text:note-body><text:p text:style-name="Footnote_20_Text"><text:s/><text:span text:style-name="T21">See</text:span> <text:span text:style-name="T21">Sega</text:span><text:span text:style-name="T23"> at 1523.</text:span></text:p></text:note-body></text:note></text:span></text:span></text:p>
      <text:p text:style-name="P2"/>
      <text:p text:style-name="P1"><text:span text:style-name="T1">Item 6.<text:tab/><text:tab/>Adverse Effects</text:span><text:change text:change-id="ct28479440"/><text:change-start text:change-id="ct28516240"/><text:span text:style-name="Default_20_Paragraph_20_Font"><text:span text:style-name="T2"><text:line-break/></text:span></text:span><text:change-end text:change-id="ct28516240"/></text:p>
      <text:p text:style-name="P2">Modern Smart TVs are full-featured computers capable of serving their owners in myriad ways that their manufacturers did not anticipate or did not choose to enable, for whatever reason. They are Internet-enabled, but limited to accessing only services chosen by the manufacturer. They have USB ports, but often these can only be used to install manufacturer-supplied updates and connect to manufacturer-sanctioned devices. </text:p>
      <text:p text:style-name="P2"/>
      <text:p text:style-name="P2">These restrictions prevent the <text:change-start text:change-id="ct28515776"/>Smart <text:change-end text:change-id="ct28515776"/>TVs’ owners from accessing media<text:change text:change-id="ct28517264"/> they have lawfully acquired from other sources, connecting their TVs to other devices, and running applications of their choosing. The<text:change text:change-id="ct28518496"/><text:change-start text:change-id="ct28517920"/>se restrictions<text:change-end text:change-id="ct28517920"/> <text:change text:change-id="ct28518112"/><text:change-start text:change-id="ct28518304"/>limit<text:change-end text:change-id="ct28518304"/> the functionality of FLOSS operating systems and applications produced by Conservancy members and other developers, which the manufacturers have no right to restrict. These limitations undermine the freedoms that FLOSS software developers intend to pass on to users of their software.</text:p>
      <text:p text:style-name="P2"/>
      <text:p text:style-name="P5"><text:span text:style-name="Default_20_Paragraph_20_Font"><text:span text:style-name="T5">Restrictions on Smart TV firmwares also pose a security risk for TV owners. For example, security researchers recently demonstrated a number of vulnerabilities in Samsung Smart TVs that could enable malicious hackers to access or damage a user’s device remotely.</text:span></text:span><text:span text:style-name="Footnote_20_Reference"><text:span text:style-name="T5"><text:note text:id="ftn11" text:note-class="footnote"><text:note-citation>11</text:note-citation><text:note-body><text:p text:style-name="Footnote_20_Text"><text:s/><text:span text:style-name="T21">See</text:span> Paul Roberts, Samsung Smart TV: Like a Web App Riddled With Vulnerabilities, The Security Ledger, Aug. 1, 2013, https://securityledger.com/2013/08/samsung-smart-tv-like-a-web-app-riddled-with-vulnerabilities/.</text:p></text:note-body></text:note></text:span></text:span><text:span text:style-name="Default_20_Paragraph_20_Font"><text:span text:style-name="T5"> In some cases, these issues could be fixed or mitigated by the user, by installing a firewall or other countermeasures.</text:span></text:span><text:span text:style-name="Footnote_20_Reference"><text:span text:style-name="T5"><text:note text:id="ftn0" text:note-class="footnote"><text:note-citation>12</text:note-citation><text:note-body><text:p text:style-name="Footnote_20_Text"><text:s/><text:span text:style-name="Default_20_Paragraph_20_Font"><text:span text:style-name="T20">Id.</text:span></text:span> (“The two researchers said the devices lack basic security features like firewalls or strong authentication requirements.”)</text:p></text:note-body></text:note></text:span></text:span><text:change-start text:change-id="ct33032416"/></text:p>
      <text:p text:style-name="P5"/>
      <text:p text:style-name="P5"><text:change-end text:change-id="ct33032416"/><text:change-start text:change-id="ct37224816"/><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5"/></text:span></text:p>
      <text:p text:style-name="P5"><text:soft-page-break/><text:span text:style-name="Default_20_Paragraph_20_Font"><text:span text:style-name="T5">The copyright holders wish that this document could be placed into the public</text:span></text:span></text:p>
      <text:p text:style-name="P5"><text:span text:style-name="Default_20_Paragraph_20_Font"><text:span text:style-name="T5">domain. <text:s/>However, should such a public domain dedication not be possible, the</text:span></text:span></text:p>
      <text:p text:style-name="P5"><text:span text:style-name="Default_20_Paragraph_20_Font"><text:span text:style-name="T5">copyright holders grant a waiver and/or license under the terms of CC0-1.0, as</text:span></text:span></text:p>
      <text:p text:style-name="P5"><text:span text:style-name="Default_20_Paragraph_20_Font"><text:span text:style-name="T5">published by Creative Commons, Inc. <text:s/>A copy of CC0-1.0 can</text:span></text:span></text:p>
      <text:p text:style-name="P5"><text:span text:style-name="Default_20_Paragraph_20_Font"><text:span text:style-name="T5">be found on Creative Commons' website at http://creativecommons.org/publicdomain/zero/1.0/legalcode.</text:span></text:span><text:change-end text:change-id="ct37224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SimSun" style:font-size-asian="11pt" style:language-asian="zh" style:country-asian="CN"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fo:line-height="200%" fo:hyphenation-ladder-count="no-limit"/>
      <style:text-properties style:font-name="Times New Roman" fo:font-size="12pt" style:font-name-asian="SimSun" style:font-size-asian="12pt" style:font-name-complex="Times New Roman" style:font-size-complex="12pt" fo:hyphenate="false"/>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Text_20_body" style:display-name="Text body" style:family="paragraph" style:parent-style-name="Standard" style:class="text">
      <style:paragraph-properties fo:margin-top="0in" fo:margin-bottom="0.0835in"/>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size="10pt" style:font-name-asian="SimSun" style:font-size-asian="10pt" style:font-name-complex="Times New Roman" style:font-size-complex="10pt"/>
    </style:style>
    <style:style style:name="Footnote_20_Reference" style:display-name="Footnote Reference" style:family="text">
      <style:text-properties style:text-position="super 64%"/>
    </style:style>
    <style:style style:name="Header_20_Char" style:display-name="Header Char" style:family="text" style:parent-style-name="Default_20_Paragraph_20_Font">
      <style:text-properties style:font-name="Times New Roman" fo:font-size="12pt" style:font-name-asian="SimSun" style:font-size-asian="12pt" style:font-name-complex="Times New Roman" style:font-size-complex="12pt"/>
    </style:style>
    <style:style style:name="Footer_20_Char" style:display-name="Footer Char" style:family="text" style:parent-style-name="Default_20_Paragraph_20_Font">
      <style:text-properties style:font-name="Times New Roman" fo:font-size="12pt" style:font-name-asian="SimSun" style:font-size-asian="12pt" style:font-name-complex="Times New Roman" style:font-size-complex="12pt"/>
    </style:style>
    <style:style style:name="Balloon_20_Text_20_Char" style:display-name="Balloon Text Char" style:family="text" style:parent-style-name="Default_20_Paragraph_20_Font">
      <style:text-properties style:font-name="Tahoma" fo:font-size="8pt" style:font-name-asian="SimSun"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font-name-asian="SimSun" style:font-size-asian="10pt" style:font-name-complex="Times New Roman" style:font-size-complex="10pt"/>
    </style:style>
    <style:style style:name="Comment_20_Subject_20_Char" style:display-name="Comment Subject Char" style:family="text" style:parent-style-name="Comment_20_Text_20_Char">
      <style:text-properties style:font-name="Times New Roman" fo:font-size="10pt" fo:font-weight="bold" style:font-name-asian="SimSun" style:font-size-asian="10pt" style:font-weight-asian="bold" style:font-name-complex="Times New Roman" style:font-size-complex="10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4</text:page-number></text:p>
        <text:p text:style-name="Footer"/>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
    <meta:creation-date>2014-10-28T21:05:00Z</meta:creation-date>
    <dc:date>2014-10-31T12:36:53</dc:date>
    <meta:editing-cycles>24</meta:editing-cycles>
    <meta:editing-duration>PT2H20M31S</meta:editing-duration>
    <meta:document-statistic meta:table-count="1" meta:image-count="0" meta:object-count="0" meta:page-count="4" meta:paragraph-count="60" meta:word-count="1629" meta:character-count="11247" meta:non-whitespace-character-count="9633"/>
    <meta:user-defined meta:name="WSI_DOC_ID">4d723263-300c-48fc-aed7-73843ac2eb58</meta:user-defined>
    <meta:template xlink:type="simple" xlink:actuate="onRequest" xlink:title="" xlink:href="../../../../../Downloads/Conservancy-draft-1201-petition.odt/Normal"/>
  </office:meta>
</office:document-meta>
</file>